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Monopol interact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rbit</text:p>
          </table:table-cell>
          <table:table-cell office:value-type="string" calcext:value-type="string">
            <text:p>D5/2</text:p>
          </table:table-cell>
          <table:table-cell table:number-columns-repeated="3"/>
          <table:table-cell office:value-type="string" calcext:value-type="string">
            <text:p>Oxygen isotop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2J+1</text:p>
          </table:table-cell>
          <table:table-cell office:value-type="string" calcext:value-type="string">
            <text:p>TBME</text:p>
          </table:table-cell>
          <table:table-cell office:value-type="string" calcext:value-type="string">
            <text:p>TBME*(2J+1)</text:p>
          </table:table-cell>
          <table:table-cell office:value-type="string" calcext:value-type="string">
            <text:p>V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calefa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0(ab)</text:p>
          </table:table-cell>
          <table:table-cell office:value-type="string" calcext:value-type="string">
            <text:p>E0(abc)</text:p>
          </table:table-cell>
          <table:table-cell office:value-type="string" calcext:value-type="string">
            <text:p>Na+Nb+N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*[.A5]+1" office:value-type="float" office:value="1" calcext:value-type="float">
            <text:p>1</text:p>
          </table:table-cell>
          <table:table-cell office:value-type="float" office:value="-2.5598" calcext:value-type="float">
            <text:p>-2.5598</text:p>
          </table:table-cell>
          <table:table-cell table:formula="of:=([.B5])*[.C5]" office:value-type="float" office:value="-2.5598" calcext:value-type="float">
            <text:p>-2.5598</text:p>
          </table:table-cell>
          <table:table-cell table:formula="of:=SUM([.D5:.D7])/SUM([.B5:.B7])" office:value-type="float" office:value="-0.62836" calcext:value-type="float">
            <text:p>-0.62836</text:p>
          </table:table-cell>
          <table:table-cell office:value-type="float" office:value="22" calcext:value-type="float">
            <text:p>22</text:p>
          </table:table-cell>
          <table:table-cell table:formula="of:=(18/[.F5])^0.3" office:value-type="float" office:value="0.941575061486872" calcext:value-type="float">
            <text:p>0.941575061486872</text:p>
          </table:table-cell>
          <table:table-cell office:value-type="float" office:value="5.47" calcext:value-type="float">
            <text:p>5.47</text:p>
          </table:table-cell>
          <table:table-cell office:value-type="float" office:value="0.35" calcext:value-type="float">
            <text:p>0.35</text:p>
          </table:table-cell>
          <table:table-cell office:value-type="float" office:value="0.19" calcext:value-type="float">
            <text:p>0.19</text:p>
          </table:table-cell>
          <table:table-cell table:formula="of:=[.G5]*([.$E$5]*[.H5]*([.H5]-1)+[.$E$11]*[.I5]*([.I5]-1)  + [.$E$19]*[.H5]*[.I5])" office:value-type="float" office:value="-14.0910891203164" calcext:value-type="float">
            <text:p>-14.0910891203164</text:p>
          </table:table-cell>
          <table:table-cell table:style-name="ce1" table:formula="of:=[.K5]+[.G5]*([.$E$14]*[.J5]*([.J5]-1)+[.$E$23]*[.H5]*[.J5]+[.$E$30]*[.J5]*[.I5])" office:value-type="float" office:value="-14.2956800676984" calcext:value-type="float">
            <text:p>-14.2956800676984</text:p>
          </table:table-cell>
          <table:table-cell table:formula="of:=SUM([.H5:.J5])" office:value-type="float" office:value="6.01" calcext:value-type="float">
            <text:p>6.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*[.A6]+1" office:value-type="float" office:value="5" calcext:value-type="float">
            <text:p>5</text:p>
          </table:table-cell>
          <table:table-cell office:value-type="float" office:value="-1.0007" calcext:value-type="float">
            <text:p>-1.0007</text:p>
          </table:table-cell>
          <table:table-cell table:formula="of:=([.B6])*[.C6]" office:value-type="float" office:value="-5.0035" calcext:value-type="float">
            <text:p>-5.003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(18/[.F6])^0.3" office:value-type="float" office:value="0.929102012363073" calcext:value-type="float">
            <text:p>0.929102012363073</text:p>
          </table:table-cell>
          <table:table-cell office:value-type="float" office:value="4.89" calcext:value-type="float">
            <text:p>4.89</text:p>
          </table:table-cell>
          <table:table-cell office:value-type="float" office:value="1.95" calcext:value-type="float">
            <text:p>1.95</text:p>
          </table:table-cell>
          <table:table-cell office:value-type="float" office:value="0.16" calcext:value-type="float">
            <text:p>0.16</text:p>
          </table:table-cell>
          <table:table-cell table:formula="of:=[.G6]*([.$E$5]*[.H6]*([.H6]-1)+[.$E$11]*[.I6]*([.I6]-1)  + [.$E$19]*[.H6]*[.I6])" office:value-type="float" office:value="-13.9526624912195" calcext:value-type="float">
            <text:p>-13.9526624912195</text:p>
          </table:table-cell>
          <table:table-cell table:style-name="ce1" table:formula="of:=[.K6]+[.G6]*([.$E$14]*[.J6]*([.J6]-1)+[.$E$23]*[.H6]*[.J6]+[.$E$30]*[.J6]*[.I6])" office:value-type="float" office:value="-14.0968651255373" calcext:value-type="float">
            <text:p>-14.0968651255373</text:p>
          </table:table-cell>
          <table:table-cell table:formula="of:=SUM([.H6:.J6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*[.A7]+1" office:value-type="float" office:value="9" calcext:value-type="float">
            <text:p>9</text:p>
          </table:table-cell>
          <table:table-cell office:value-type="float" office:value="-0.2069" calcext:value-type="float">
            <text:p>-0.2069</text:p>
          </table:table-cell>
          <table:table-cell table:formula="of:=([.B7])*[.C7]" office:value-type="float" office:value="-1.8621" calcext:value-type="float">
            <text:p>-1.8621</text:p>
          </table:table-cell>
          <table:table-cell/>
          <table:table-cell office:value-type="float" office:value="24" calcext:value-type="float">
            <text:p>24</text:p>
          </table:table-cell>
          <table:table-cell table:formula="of:=(18/[.F7])^0.3" office:value-type="float" office:value="0.917314754642402" calcext:value-type="float">
            <text:p>0.917314754642402</text:p>
          </table:table-cell>
          <table:table-cell office:value-type="float" office:value="5.86" calcext:value-type="float">
            <text:p>5.86</text:p>
          </table:table-cell>
          <table:table-cell office:value-type="float" office:value="1.95" calcext:value-type="float">
            <text:p>1.95</text:p>
          </table:table-cell>
          <table:table-cell office:value-type="float" office:value="0.19" calcext:value-type="float">
            <text:p>0.19</text:p>
          </table:table-cell>
          <table:table-cell table:formula="of:=[.G7]*([.$E$5]*[.H7]*([.H7]-1)+[.$E$11]*[.I7]*([.I7]-1)  + [.$E$19]*[.H7]*[.I7])" office:value-type="float" office:value="-19.2145250284595" calcext:value-type="float">
            <text:p>-19.2145250284595</text:p>
          </table:table-cell>
          <table:table-cell table:style-name="ce1" table:formula="of:=[.K7]+[.G7]*([.$E$14]*[.J7]*([.J7]-1)+[.$E$23]*[.H7]*[.J7]+[.$E$30]*[.J7]*[.I7])" office:value-type="float" office:value="-19.4310155202654" calcext:value-type="float">
            <text:p>-19.4310155202654</text:p>
          </table:table-cell>
          <table:table-cell table:formula="of:=SUM([.H7:.J7])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table:formula="of:=(18/[.F8])^0.3" office:value-type="float" office:value="0.906149278376559" calcext:value-type="float">
            <text:p>0.906149278376559</text:p>
          </table:table-cell>
          <table:table-cell office:value-type="float" office:value="5.93" calcext:value-type="float">
            <text:p>5.93</text:p>
          </table:table-cell>
          <table:table-cell office:value-type="float" office:value="1.98" calcext:value-type="float">
            <text:p>1.98</text:p>
          </table:table-cell>
          <table:table-cell office:value-type="float" office:value="1.09" calcext:value-type="float">
            <text:p>1.09</text:p>
          </table:table-cell>
          <table:table-cell table:formula="of:=[.G8]*([.$E$5]*[.H8]*([.H8]-1)+[.$E$11]*[.I8]*([.I8]-1)  + [.$E$19]*[.H8]*[.I8])" office:value-type="float" office:value="-19.543372653036" calcext:value-type="float">
            <text:p>-19.543372653036</text:p>
          </table:table-cell>
          <table:table-cell table:style-name="ce1" table:formula="of:=[.K8]+[.G8]*([.$E$14]*[.J8]*([.J8]-1)+[.$E$23]*[.H8]*[.J8]+[.$E$30]*[.J8]*[.I8])" office:value-type="float" office:value="-21.1421865012402" calcext:value-type="float">
            <text:p>-21.1421865012402</text:p>
          </table:table-cell>
          <table:table-cell table:formula="of:=SUM([.H8:.J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rbit</text:p>
          </table:table-cell>
          <table:table-cell office:value-type="string" calcext:value-type="string">
            <text:p>S1/2</text:p>
          </table:table-cell>
          <table:table-cell table:number-columns-repeated="8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2J+1</text:p>
          </table:table-cell>
          <table:table-cell office:value-type="string" calcext:value-type="string">
            <text:p>TBME</text:p>
          </table:table-cell>
          <table:table-cell office:value-type="string" calcext:value-type="string">
            <text:p>TBME*(2J+1)</text:p>
          </table:table-cell>
          <table:table-cell office:value-type="string" calcext:value-type="string">
            <text:p>Vbb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*[.A11]+1" office:value-type="float" office:value="1" calcext:value-type="float">
            <text:p>1</text:p>
          </table:table-cell>
          <table:table-cell office:value-type="float" office:value="-1.6913" calcext:value-type="float">
            <text:p>-1.6913</text:p>
          </table:table-cell>
          <table:table-cell table:formula="of:=[.C11]*[.B11]" office:value-type="float" office:value="-1.6913" calcext:value-type="float">
            <text:p>-1.6913</text:p>
          </table:table-cell>
          <table:table-cell table:formula="of:=[.D11]/[.B11]" office:value-type="float" office:value="-1.6913" calcext:value-type="float">
            <text:p>-1.6913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rbit</text:p>
          </table:table-cell>
          <table:table-cell office:value-type="string" calcext:value-type="string">
            <text:p>D3/2</text:p>
          </table:table-cell>
          <table:table-cell office:value-type="string" calcext:value-type="string">
            <text:p>TBME</text:p>
          </table:table-cell>
          <table:table-cell office:value-type="string" calcext:value-type="string">
            <text:p>TBME*(2J+1)</text:p>
          </table:table-cell>
          <table:table-cell office:value-type="string" calcext:value-type="string">
            <text:p>Vcc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8992" calcext:value-type="float">
            <text:p>-1.8992</text:p>
          </table:table-cell>
          <table:table-cell table:formula="of:=[.C14]*[.B14]" office:value-type="float" office:value="-1.8992" calcext:value-type="float">
            <text:p>-1.8992</text:p>
          </table:table-cell>
          <table:table-cell table:formula="of:=SUM([.D14:.D15])/SUM([.B14:.B15])" office:value-type="float" office:value="-0.3977" calcext:value-type="float">
            <text:p>-0.397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0.0974" calcext:value-type="float">
            <text:p>-0.0974</text:p>
          </table:table-cell>
          <table:table-cell table:formula="of:=[.C15]*[.B15]" office:value-type="float" office:value="-0.487" calcext:value-type="float">
            <text:p>-0.487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rbit</text:p>
          </table:table-cell>
          <table:table-cell office:value-type="string" calcext:value-type="string">
            <text:p>D5/2 + S1/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2J+1</text:p>
          </table:table-cell>
          <table:table-cell office:value-type="string" calcext:value-type="string">
            <text:p>TBME</text:p>
          </table:table-cell>
          <table:table-cell office:value-type="string" calcext:value-type="string">
            <text:p>TBME*(2J+1)</text:p>
          </table:table-cell>
          <table:table-cell office:value-type="string" calcext:value-type="string">
            <text:p>Vab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*[.A19]+1" office:value-type="float" office:value="5" calcext:value-type="float">
            <text:p>5</text:p>
          </table:table-cell>
          <table:table-cell office:value-type="float" office:value="-0.9405" calcext:value-type="float">
            <text:p>-0.9405</text:p>
          </table:table-cell>
          <table:table-cell table:formula="of:=[.C19]*[.B19]" office:value-type="float" office:value="-4.7025" calcext:value-type="float">
            <text:p>-4.7025</text:p>
          </table:table-cell>
          <table:table-cell table:formula="of:=SUM([.D19:.D20])/SUM([.B19:.B20])" office:value-type="float" office:value="0.00718333333333339" calcext:value-type="float">
            <text:p>0.00718333333333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*[.A20]+1" office:value-type="float" office:value="7" calcext:value-type="float">
            <text:p>7</text:p>
          </table:table-cell>
          <table:table-cell office:value-type="float" office:value="0.6841" calcext:value-type="float">
            <text:p>0.6841</text:p>
          </table:table-cell>
          <table:table-cell table:formula="of:=[.C20]*[.B20]" office:value-type="float" office:value="4.7887" calcext:value-type="float">
            <text:p>4.7887</text:p>
          </table:table-cell>
          <table:table-cell table:number-columns-repeated="9"/>
        </table:table-row>
        <table:table-row table:style-name="ro1">
          <table:table-cell/>
          <table:table-cell table:formula="of:=2*[.A21]+1" office:value-type="float" office:value="1" calcext:value-type="float">
            <text:p>1</text:p>
          </table:table-cell>
          <table:table-cell/>
          <table:table-cell table:formula="of:=[.C21]*[.B2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rbit</text:p>
          </table:table-cell>
          <table:table-cell office:value-type="string" calcext:value-type="string">
            <text:p>D5/2 + D3/2</text:p>
          </table:table-cell>
          <table:table-cell/>
          <table:table-cell table:formula="of:=[.C22]*[.B22]" office:value-type="string" office:string-value="" calcext:value-type="error">
            <text:p>#VALUE!</text:p>
          </table:table-cell>
          <table:table-cell office:value-type="string" calcext:value-type="string">
            <text:p>Vac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*[.A23]+1" office:value-type="float" office:value="3" calcext:value-type="float">
            <text:p>3</text:p>
          </table:table-cell>
          <table:table-cell office:value-type="float" office:value="0.6556" calcext:value-type="float">
            <text:p>0.6556</text:p>
          </table:table-cell>
          <table:table-cell table:formula="of:=[.C23]*[.B23]" office:value-type="float" office:value="1.9668" calcext:value-type="float">
            <text:p>1.9668</text:p>
          </table:table-cell>
          <table:table-cell table:formula="of:=SUM([.D23:.D26])/SUM([.B23:.B26])" office:value-type="float" office:value="-0.268204166666667" calcext:value-type="float">
            <text:p>-0.26820416666666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*[.A24]+1" office:value-type="float" office:value="5" calcext:value-type="float">
            <text:p>5</text:p>
          </table:table-cell>
          <table:table-cell office:value-type="float" office:value="-0.1545" calcext:value-type="float">
            <text:p>-0.1545</text:p>
          </table:table-cell>
          <table:table-cell table:formula="of:=[.C24]*[.B24]" office:value-type="float" office:value="-0.7725" calcext:value-type="float">
            <text:p>-0.772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*[.A25]+1" office:value-type="float" office:value="7" calcext:value-type="float">
            <text:p>7</text:p>
          </table:table-cell>
          <table:table-cell office:value-type="float" office:value="0.7673" calcext:value-type="float">
            <text:p>0.7673</text:p>
          </table:table-cell>
          <table:table-cell table:formula="of:=[.C25]*[.B25]" office:value-type="float" office:value="5.3711" calcext:value-type="float">
            <text:p>5.371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*[.A26]+1" office:value-type="float" office:value="9" calcext:value-type="float">
            <text:p>9</text:p>
          </table:table-cell>
          <table:table-cell office:value-type="float" office:value="-1.4447" calcext:value-type="float">
            <text:p>-1.4447</text:p>
          </table:table-cell>
          <table:table-cell table:formula="of:=[.C26]*[.B26]" office:value-type="float" office:value="-13.0023" calcext:value-type="float">
            <text:p>-13.0023</text:p>
          </table:table-cell>
          <table:table-cell table:number-columns-repeated="9"/>
        </table:table-row>
        <table:table-row table:style-name="ro1">
          <table:table-cell/>
          <table:table-cell table:formula="of:=2*[.A27]+1" office:value-type="float" office:value="1" calcext:value-type="float">
            <text:p>1</text:p>
          </table:table-cell>
          <table:table-cell/>
          <table:table-cell table:formula="of:=[.C27]*[.B2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rbit</text:p>
          </table:table-cell>
          <table:table-cell office:value-type="string" calcext:value-type="string">
            <text:p>D3/2 + D1/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2J+1</text:p>
          </table:table-cell>
          <table:table-cell office:value-type="string" calcext:value-type="string">
            <text:p>TBME</text:p>
          </table:table-cell>
          <table:table-cell office:value-type="string" calcext:value-type="string">
            <text:p>TBME*(2J+1)</text:p>
          </table:table-cell>
          <table:table-cell office:value-type="string" calcext:value-type="string">
            <text:p>Vbc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*[.A30]+1" office:value-type="float" office:value="3" calcext:value-type="float">
            <text:p>3</text:p>
          </table:table-cell>
          <table:table-cell office:value-type="float" office:value="0.5158" calcext:value-type="float">
            <text:p>0.5158</text:p>
          </table:table-cell>
          <table:table-cell table:formula="of:=[.C30]*[.B30]" office:value-type="float" office:value="1.5474" calcext:value-type="float">
            <text:p>1.5474</text:p>
          </table:table-cell>
          <table:table-cell table:formula="of:=SUM([.D30:.D31])/SUM([.B30:.B31])" office:value-type="float" office:value="0.00380000000000003" calcext:value-type="float">
            <text:p>0.003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*[.A31]+1" office:value-type="float" office:value="5" calcext:value-type="float">
            <text:p>5</text:p>
          </table:table-cell>
          <table:table-cell office:value-type="float" office:value="-0.3034" calcext:value-type="float">
            <text:p>-0.3034</text:p>
          </table:table-cell>
          <table:table-cell table:formula="of:=[.C31]*[.B31]" office:value-type="float" office:value="-1.517" calcext:value-type="float">
            <text:p>-1.517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12"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14"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4P0"/>
    </number:currency-style>
    <number:currency-style style:name="N115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1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5P0"/>
    </number:currency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6P0"/>
    </number:currency-style>
    <number:currency-style style:name="N118P0" style:volatile="true"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1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1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11:47:07.61261009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7:23:46.921314241</meta:creation-date>
    <dc:date>2017-07-19T12:04:16.091734301</dc:date>
    <meta:editing-duration>PT16M32S</meta:editing-duration>
    <meta:editing-cycles>3</meta:editing-cycles>
    <meta:generator>LibreOffice/5.3.1.2$Linux_X86_64 LibreOffice_project/30m0$Build-2</meta:generator>
    <meta:document-statistic meta:table-count="1" meta:cell-count="145" meta:object-count="0"/>
  </office:meta>
</office:document-meta>
</file>